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1.35cm"/>
    </style:style>
    <style:style style:name="gr3" style:family="graphic" style:parent-style-name="objectwithoutfill">
      <style:graphic-properties draw:marker-end="Symmetric_20_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3.2cm"/>
    </style:style>
    <style:style style:name="gr5" style:family="graphic" style:parent-style-name="objectwithoutfill">
      <style:graphic-properties draw:marker-end="Symmetric_20_Arrow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0.39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7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7.7cm" svg:y1="7.5cm" svg:x2="8.3cm" svg:y2="7.5cm">
          <text:p/>
        </draw:line>
        <draw:line draw:style-name="gr1" draw:text-style-name="P1" draw:layer="layout" svg:x1="7.7cm" svg:y1="13.5cm" svg:x2="8.3cm" svg:y2="13.5cm">
          <text:p/>
        </draw:line>
        <draw:custom-shape draw:style-name="gr2" draw:text-style-name="P3" xml:id="id2" draw:id="id2" draw:layer="layout" svg:width="3.7cm" svg:height="1cm" svg:x="8.2cm" svg:y="2.989cm">
          <text:p text:style-name="P2"><text:span text:style-name="T1">Chang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type="line" svg:x1="10.041cm" svg:y1="2.089cm" svg:x2="10.05cm" svg:y2="2.989cm" draw:start-shape="id1" draw:start-glue-point="2" draw:end-shape="id2" draw:end-glue-point="4" svg:d="M10041 2089l9 900" svg:viewBox="0 0 10 901">
          <text:p text:style-name="P2"><text:span text:style-name="T1"/></text:p>
        </draw:connector>
        <draw:custom-shape draw:style-name="gr2" draw:text-style-name="P3" xml:id="id7" draw:id="id7" draw:layer="layout" svg:width="3.7cm" svg:height="1cm" svg:x="8.2cm" svg:y="7cm">
          <text:p text:style-name="P2"><text:span text:style-name="T1">Rebas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6" draw:id="id6" draw:layer="layout" svg:width="3.7cm" svg:height="1cm" svg:x="8.2cm" svg:y="9cm">
          <text:p text:style-name="P2"><text:span text:style-name="T1">Rebas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3.7cm" svg:height="1cm" svg:x="8.2cm" svg:y="11cm">
          <text:p text:style-name="P2"><text:span text:style-name="T1">Conflic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3" draw:id="id3" draw:layer="layout" svg:width="3.7cm" svg:height="1cm" svg:x="8.2cm" svg:y="13cm">
          <text:p text:style-name="P2"><text:span text:style-name="T1">Approv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4" draw:id="id4" draw:layer="layout" svg:width="3.7cm" svg:height="1cm" svg:x="8.2cm" svg:y="15cm">
          <text:p text:style-name="P2"><text:span text:style-name="T1">Merg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0.05cm" svg:y1="14cm" svg:x2="10.05cm" svg:y2="15cm" draw:start-shape="id3" draw:start-glue-point="6" draw:end-shape="id4" svg:d="M10050 14000v1000" svg:viewBox="0 0 1 1001">
          <text:p text:style-name="P2"><text:span text:style-name="T1"><text:tab/></text:span><text:span text:style-name="T1">Yes</text:span></text:p>
        </draw:connector>
        <draw:connector draw:style-name="gr3" draw:text-style-name="P4" draw:layer="layout" draw:type="line" svg:x1="10.05cm" svg:y1="12cm" svg:x2="10.05cm" svg:y2="13cm" draw:start-shape="id5" draw:start-glue-point="6" draw:end-shape="id3" draw:end-glue-point="4" svg:d="M10050 12000v1000" svg:viewBox="0 0 1 1001">
          <text:p text:style-name="P2"><text:span text:style-name="T1"><text:tab/></text:span><text:span text:style-name="T1">No</text:span></text:p>
        </draw:connector>
        <draw:connector draw:style-name="gr5" draw:text-style-name="P1" draw:layer="layout" draw:type="line" svg:x1="10.05cm" svg:y1="10cm" svg:x2="10.05cm" svg:y2="11cm" draw:start-shape="id6" draw:start-glue-point="2" draw:end-shape="id5" svg:d="M10050 10000v1000" svg:viewBox="0 0 1 1001">
          <text:p/>
        </draw:connector>
        <draw:connector draw:style-name="gr3" draw:text-style-name="P4" draw:layer="layout" draw:type="line" svg:x1="10.05cm" svg:y1="8cm" svg:x2="10.05cm" svg:y2="9cm" draw:start-shape="id7" draw:start-glue-point="6" draw:end-shape="id6" svg:d="M10050 8000v1000" svg:viewBox="0 0 1 1001">
          <text:p text:style-name="P2"><text:span text:style-name="T1"><text:tab/></text:span><text:span text:style-name="T1">Yes</text:span></text:p>
        </draw:connector>
        <draw:connector draw:style-name="gr3" draw:text-style-name="P4" draw:layer="layout" draw:type="line" svg:x1="10.05cm" svg:y1="3.989cm" svg:x2="10.05cm" svg:y2="5cm" draw:start-shape="id2" draw:start-glue-point="6" draw:end-shape="id8" draw:end-glue-point="4" svg:d="M10050 3989v1011" svg:viewBox="0 0 1 1012">
          <text:p text:style-name="P2"><text:span text:style-name="T1"><text:tab/></text:span><text:span text:style-name="T1">Yes</text:span></text:p>
        </draw:connector>
        <draw:frame draw:style-name="gr6" draw:text-style-name="P1" xml:id="id1" draw:id="id1" draw:layer="layout" svg:width="1.717cm" svg:height="0.646cm" svg:x="9.183cm" svg:y="1.443cm">
          <draw:text-box>
            <text:p text:style-name="P2"><text:span text:style-name="T1">Start</text:span></text:p>
          </draw:text-box>
        </draw:frame>
        <draw:connector draw:style-name="gr5" draw:text-style-name="P1" draw:layer="layout" draw:type="line" svg:x1="10cm" svg:y1="16cm" svg:x2="10cm" svg:y2="17cm" svg:d="M10000 16000v1000" svg:viewBox="0 0 1 1001">
          <text:p/>
        </draw:connector>
        <draw:frame draw:style-name="gr6" draw:text-style-name="P1" xml:id="id10" draw:id="id10" draw:layer="layout" svg:width="1.717cm" svg:height="0.646cm" svg:x="9.184cm" svg:y="16.954cm">
          <draw:text-box>
            <text:p text:style-name="P2"><text:span text:style-name="T1">End</text:span></text:p>
          </draw:text-box>
        </draw:frame>
        <draw:custom-shape draw:style-name="gr4" draw:text-style-name="P3" xml:id="id9" draw:id="id9" draw:layer="layout" svg:width="3.7cm" svg:height="1cm" svg:x="13cm" svg:y="14cm">
          <text:p text:style-name="P2"><text:span text:style-name="T1">Comment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1.9cm" svg:y1="11.5cm" svg:x2="14.85cm" svg:y2="14cm" draw:start-shape="id5" draw:start-glue-point="7" draw:end-shape="id9" draw:end-glue-point="0" svg:d="M11900 11500h2950v2500" svg:viewBox="0 0 2951 2501">
          <text:p/>
        </draw:connector>
        <draw:connector draw:style-name="gr5" draw:text-style-name="P1" draw:layer="layout" svg:x1="14.85cm" svg:y1="15cm" svg:x2="10.901cm" svg:y2="17.277cm" draw:start-shape="id9" draw:start-glue-point="2" draw:end-shape="id10" draw:end-glue-point="1" svg:d="M14850 15000v2277h-3949" svg:viewBox="0 0 3950 2278">
          <text:p/>
        </draw:connector>
        <draw:connector draw:style-name="gr5" draw:text-style-name="P1" draw:layer="layout" svg:x1="8.2cm" svg:y1="3.489cm" svg:x2="9.184cm" svg:y2="17.277cm" draw:start-shape="id2" draw:start-glue-point="5" draw:end-shape="id10" draw:end-glue-point="3" svg:d="M8200 3489h-501v13788h1485" svg:viewBox="0 0 1486 13789">
          <text:p/>
        </draw:connector>
        <draw:frame draw:style-name="gr7" draw:text-style-name="P5" draw:layer="layout" svg:width="0.951cm" svg:height="0.645cm" svg:x="6.749cm" svg:y="3.144cm">
          <draw:text-box>
            <text:p><text:span text:style-name="T1">No</text:span></text:p>
          </draw:text-box>
        </draw:frame>
        <draw:frame draw:style-name="gr7" draw:text-style-name="P5" draw:layer="layout" svg:width="0.951cm" svg:height="0.645cm" svg:x="6.749cm" svg:y="7.155cm">
          <draw:text-box>
            <text:p><text:span text:style-name="T1">No</text:span></text:p>
          </draw:text-box>
        </draw:frame>
        <draw:frame draw:style-name="gr8" draw:text-style-name="P5" draw:layer="layout" svg:width="1.078cm" svg:height="0.645cm" svg:x="11.9cm" svg:y="10.855cm">
          <draw:text-box>
            <text:p><text:span text:style-name="T1">Yes</text:span></text:p>
          </draw:text-box>
        </draw:frame>
        <draw:frame draw:style-name="gr7" draw:text-style-name="P5" draw:layer="layout" svg:width="0.951cm" svg:height="0.645cm" svg:x="6.749cm" svg:y="13.155cm">
          <draw:text-box>
            <text:p><text:span text:style-name="T1">No</text:span></text:p>
          </draw:text-box>
        </draw:frame>
        <draw:line draw:style-name="gr1" draw:text-style-name="P1" draw:layer="layout" svg:x1="7.7cm" svg:y1="5.5cm" svg:x2="8.3cm" svg:y2="5.5cm">
          <text:p/>
        </draw:line>
        <draw:custom-shape draw:style-name="gr2" draw:text-style-name="P3" xml:id="id8" draw:id="id8" draw:layer="layout" svg:width="3.7cm" svg:height="1cm" svg:x="8.2cm" svg:y="5cm">
          <text:p text:style-name="P2"><text:span text:style-name="T1">Stab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type="line" svg:x1="10.05cm" svg:y1="6cm" svg:x2="10.05cm" svg:y2="7cm" draw:start-shape="id8" draw:start-glue-point="6" draw:end-shape="id7" draw:end-glue-point="4" svg:d="M10050 6000v1000" svg:viewBox="0 0 1 1001">
          <text:p text:style-name="P2"><text:span text:style-name="T1"><text:tab/></text:span><text:span text:style-name="T1">Yes</text:span></text:p>
        </draw:connector>
        <draw:frame draw:style-name="gr7" draw:text-style-name="P5" draw:layer="layout" svg:width="0.951cm" svg:height="0.645cm" svg:x="6.749cm" svg:y="5.155cm">
          <draw:text-box>
            <text:p><text:span text:style-name="T1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Kraus</meta:initial-creator>
    <meta:creation-date>2017-12-14T15:34:54.019272000</meta:creation-date>
    <dc:date>2017-12-15T16:34:39.792962000</dc:date>
    <dc:creator>Daniel Kraus</dc:creator>
    <meta:editing-duration>P1DT17M41S</meta:editing-duration>
    <meta:editing-cycles>13</meta:editing-cycles>
    <meta:generator>LibreOffice/5.0.3.2$MacOSX_X86_64 LibreOffice_project/e5f16313668ac592c1bfb310f4390624e3dbfb75</meta:generator>
    <meta:document-statistic meta:object-count="29"/>
  </office:meta>
</office:document-meta>
</file>